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10.5pt" style:font-size-asian="10.5pt" style:font-size-complex="10.5pt"/>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Heading_20_1">
      <style:paragraph-properties fo:break-before="page"/>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2.501cm" fo:margin-right="0cm" fo:text-indent="0cm" style:auto-text-indent="false"/>
    </style:style>
    <style:style style:name="P9" style:family="paragraph" style:parent-style-name="Text_20_body">
      <style:paragraph-properties fo:margin-left="3.752cm" fo:margin-right="0cm" fo:text-indent="0cm" style:auto-text-indent="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style:text-underline-style="none"/>
    </style:style>
    <style:style style:name="T4"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WildMidi 0.2.3 Programming Reference</text:p>
      <text:p text:style-name="P1"><text:span text:style-name="T1"/></text:p>
      <text:p text:style-name="P1">By Chris Ison</text:p>
      <text:p text:style-name="P1"/>
      <text:p text:style-name="P4">© 2010 Chris Ison &lt;<text:a xlink:type="simple" xlink:href="mailto:wildcode@users.sourceforge.net">wildcode@users.sourceforge.net</text:a>&gt;</text:p>
      <text:p text:style-name="P4"/>
      <text:p text:style-name="P4"/>
      <text:p text:style-name="P5">This document is part of WildMidi</text:p>
      <text:p text:style-name="P4"><text:a xlink:type="simple" xlink:href="http://wildmidi.sourceforge.org/"><text:span text:style-name="T2">http://wildmidi.sourceforge.org</text:span></text:a></text:p>
      <text:p text:style-name="P5"/>
      <text:p text:style-name="Standard"/>
      <text:p text:style-name="Standard"/>
      <text:p text:style-name="P3">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0">1: Introduction<text:tab/>3</text:p>
          <text:p text:style-name="P10">2: Using the Library<text:tab/>4</text:p>
          <text:p text:style-name="P14">2.1: Initializing the Library<text:tab/>4</text:p>
          <text:p text:style-name="P14">2.2: Loading the MIDI Data<text:tab/>4</text:p>
          <text:p text:style-name="P11">2.2.a: Loading the MIDI from a file<text:tab/>4</text:p>
          <text:p text:style-name="P11">2.2.b: Loading the MIDI from memory<text:tab/>5</text:p>
          <text:p text:style-name="P14">2.3: Getting Some Information<text:tab/>5</text:p>
          <text:p text:style-name="P14">2.3: Setting Some Options<text:tab/>6</text:p>
          <text:p text:style-name="P14">2.4: Grabbing the audio data<text:tab/>7</text:p>
          <text:p text:style-name="P14">2.5: Finished with the MIDI data<text:tab/>7</text:p>
          <text:p text:style-name="P14">2.6: Finished with the library<text:tab/>7</text:p>
          <text:p text:style-name="P14">2.7: Errors from the library<text:tab/>7</text:p>
          <text:p text:style-name="P10">3: libWildMidi Functions<text:tab/>8</text:p>
          <text:p text:style-name="P14">3.1: WildMidi_GetString<text:tab/>8</text:p>
          <text:p text:style-name="P14">3.2: WildMidi_Init<text:tab/>8</text:p>
          <text:p text:style-name="P14">3.3: WildMidi_MasterVolume<text:tab/>8</text:p>
          <text:p text:style-name="P14">3.4: WildMidi_Open<text:tab/>8</text:p>
          <text:p text:style-name="P14">3.5: WildMidi_OpenBuffer <text:tab/>8</text:p>
          <text:p text:style-name="P14">3.6: WildMidi_GetOutput<text:tab/>8</text:p>
          <text:p text:style-name="P14">3.7: WildMidi_SetOption<text:tab/>8</text:p>
          <text:p text:style-name="P14">3.8: WildMidi_GetInfo<text:tab/>8</text:p>
          <text:p text:style-name="P14">3.9: WildMidi_FastSeek<text:tab/>9</text:p>
          <text:p text:style-name="P14">3.10: WildMidi_SampledSeek<text:tab/>9</text:p>
          <text:p text:style-name="P14">3.11: WildMidi_Close<text:tab/>9</text:p>
          <text:p text:style-name="P14">3.12: WildMidi_Shutdown<text:tab/>9</text:p>
        </text:index-body>
      </text:table-of-content>
      <text:p text:style-name="P3"/>
      <text:h text:style-name="P6"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6"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oading the MIDI Data</text:h>
      <text:p text:style-name="Text_20_body">There are 2 ways to load MIDI data into libWildMidi. Both return a “handle” which you need to record to be able to use some of the other functions.</text:p>
      <text:h text:style-name="Heading_20_3" text:outline-level="3">2.2.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ext:soft-page-break/>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2.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char *mididata;</text:p>
      <text:p text:style-name="Text_20_body"><text:tab/>int mididata_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data_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3: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
      <text:p text:style-name="Text_20_body">Example:</text:p>
      <text:p text:style-name="Text_20_body"><text:tab/>struct <text:span text:style-name="T3">WM_</text:span>Info *midiinfo;</text:p>
      <text:p text:style-name="Text_20_body"><text:tab/>midiinfo = WildMidi_GetInfo(handle);</text:p>
      <text:p text:style-name="Text_20_body"/>
      <text:p text:style-name="Text_20_body">The information available is:</text:p>
      <text:p text:style-name="P7">midiinfo-&gt;copyright;</text:p>
      <text:p text:style-name="P8">This (char *) pointer contains all the data contained in copyright events within the <text:soft-page-break/>MIDI file. If more than one copyright event was encountered then each event is separated with a '/n' character, however encountering a '/n' within this text does not mean more than one event was found. The text is '/0' terminated.</text:p>
      <text:p text:style-name="P8"/>
      <text:p text:style-name="P7">midiinfo-&gt;current_sample;</text:p>
      <text:p text:style-name="P8">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9"/>
      <text:p text:style-name="P7">midiinfo-&gt;approx_total_samples;</text:p>
      <text:p text:style-name="P8">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8"/>
      <text:p text:style-name="P7">midiindo-&gt;mixer_options;</text:p>
      <text:p text:style-name="P8">This unsigned short contains the current options that were with set with WildMidi_Init() or WildMidi_SetOption() (see Setting Some Option) </text:p>
      <text:p text:style-name="P8"/>
      <text:h text:style-name="Heading_20_2" text:outline-level="2">2.3: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soft-page-break/><text:tab/>WM_MO_LOG_VOLUME</text:p>
      <text:p text:style-name="P8">Some MIDI hardware uses volume curves based on decibels. This option allows he library to use similar volume calculations for midi files that may have been produced on such hardware.</text:p>
      <text:p text:style-name="P8"/>
      <text:p text:style-name="Text_20_body"><text:tab/>WM_MO_ENHANCED_RESAMPLING</text:p>
      <text:p text:style-name="P8">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8"/>
      <text:p text:style-name="P8">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8"/>
      <text:p text:style-name="P8">CAUTION: This setting makes libWildMidi require a lot more processing power meaning that <text:s/>significant delays may be experienced with MI<text:span text:style-name="T3">DI data that plays many notes at once. This may be a non issue unless using the library for real time playback.</text:span></text:p>
      <text:p text:style-name="Text_20_body"/>
      <text:p text:style-name="Text_20_body"><text:tab/>WM_MO_REVERB</text:p>
      <text:p text:style-name="P8">At this stage libWildMidi does not support per MIDI channel reverb events. But it does have a built in reverb engine that gives depth to the final audio output.</text:p>
      <text:p text:style-name="Text_20_body"/>
      <text:p text:style-name="P8">CAUTION: Setting this option makes libWildMidi require more processing power meaning that <text:s/>significant delays may be experienced when used with WM_MO_ENHANCED_RESAMPLING. </text:p>
      <text:h text:style-name="Heading_20_2" text:outline-level="2">2.4: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soft-page-break/><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text:p>
      <text:p text:style-name="Text_20_body"/>
      <text:p text:style-name="Text_20_body">'size' must be the amount of space in byte that the library can safely store into 'buffer'. 'size' must also be a multiple of 4 and the data is stored in 16bit interleaved stereo. That is, the data is stored into the 'buffer' as 16bits for left channel, then 16bits for right channel, requiring 32bits (or 4 bytes) for each sample.</text:p>
      <text:h text:style-name="Heading_20_2" text:outline-level="2">2.5: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6: Finished with the Library</text:h>
      <text:p text:style-name="Text_20_body">Example:</text:p>
      <text:p text:style-name="Text_20_body"><text:tab/>int ret;</text:p>
      <text:p text:style-name="Text_20_body"><text:tab/>ret = WildMidi_Shutdown();</text:p>
      <text:h text:style-name="Heading_20_2" text:outline-level="2"/>
      <text:p text:style-name="Text_20_body"/>
      <text:p text:style-name="Text_20_body"/>
      <text:h text:style-name="P6"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5: WildMidi_GetString</text:h>
      <text:p text:style-name="Text_20_body">const char * WildMidi_GetString (unsigned short int info);</text:p>
      <text:p text:style-name="Text_20_body"/>
      <text:h text:style-name="Heading_20_2" text:outline-level="2">3.6: WildMidi_Init</text:h>
      <text:p text:style-name="Text_20_body">int WildMidi_Init (const char * config_file, unsigned short int rate, unsigned short int options);</text:p>
      <text:p text:style-name="Text_20_body"/>
      <text:h text:style-name="Heading_20_2" text:outline-level="2">3.7: WildMidi_MasterVolume</text:h>
      <text:p text:style-name="Text_20_body">int WildMidi_MasterVolume (unsigned char master_volume);</text:p>
      <text:p text:style-name="Text_20_body"/>
      <text:h text:style-name="Heading_20_2" text:outline-level="2">3.8: WildMidi_Open</text:h>
      <text:p text:style-name="Text_20_body">midi * WildMidi_Open (const char *midifile);</text:p>
      <text:p text:style-name="Text_20_body"/>
      <text:h text:style-name="Heading_20_2" text:outline-level="2">3.9: WildMidi_OpenBuffer </text:h>
      <text:p text:style-name="Text_20_body">midi * WildMidi_OpenBuffer (unsigned char *midibuffer, unsigned long int size);</text:p>
      <text:p text:style-name="Text_20_body"><text:soft-page-break/></text:p>
      <text:h text:style-name="Heading_20_2" text:outline-level="2">3.10: WildMidi_SampledSeek</text:h>
      <text:p text:style-name="Text_20_body">int WildMidi_SampledSeek ( midi * handle, unsigned long int *sample_pos);</text:p>
      <text:p text:style-name="Text_20_body"/>
      <text:h text:style-name="Heading_20_2" text:outline-level="2">3.11: WildMidi_SetOption</text:h>
      <text:p text:style-name="Text_20_body">int WildMidi_SetOption (midi * handle, unsigned short int options, unsigned short int setting);</text:p>
      <text:p text:style-name="Text_20_body"/>
      <text:h text:style-name="Heading_20_2" text:outline-level="2">3.12: WildMidi_Shutdown</text:h>
      <text:p text:style-name="Text_20_body">int WildMidi_Shutdown ( void );</text:p>
      <text:p text:style-name="Text_20_body"/>
      <text:h text:style-name="P12" text:outline-level="2">4: Configuring the Library</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meta:initial-creator>
    <meta:creation-date>2010-06-10T14:09:57</meta:creation-date>
    <dc:date>2010-06-10T21:21:05</dc:date>
    <dc:creator>Chris </dc:creator>
    <meta:editing-duration>PT06H55M58S</meta:editing-duration>
    <meta:editing-cycles>22</meta:editing-cycles>
    <meta:generator>OpenOffice.org/3.2$Linux OpenOffice.org_project/320m12$Build-9483</meta:generator>
    <meta:document-statistic meta:table-count="0" meta:image-count="0" meta:object-count="0" meta:page-count="11" meta:paragraph-count="160" meta:word-count="1709" meta:character-count="10873"/>
  </office:meta>
</office:document-meta>
</file>